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5.918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489cm"/>
    </style:style>
    <style:style style:name="co9" style:family="table-column">
      <style:table-column-properties fo:break-before="auto" style:column-width="6.57cm"/>
    </style:style>
    <style:style style:name="co10" style:family="table-column">
      <style:table-column-properties fo:break-before="auto" style:column-width="6.10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002cm" svg:height="9.004cm" svg:x="2.134cm" svg:y="4.755cm">
            <draw:object draw:notify-on-update-of-ranges="Feuille1.A1:Feuille1.A1 Feuille1.A2:Feuille1.A7 Feuille1.B1:Feuille1.B1 Feuille1.B2:Feuille1.B7 Feuille1.H1:Feuille1.H1 Feuille1.H2:Feuille1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3cm" svg:height="9.005cm" svg:x="19.778cm" svg:y="5.073cm">
            <draw:object draw:notify-on-update-of-ranges="Feuille1.A1:Feuille1.A1 Feuille1.A2:Feuille1.A6 Feuille1.D1:Feuille1.D1 Feuille1.D2:Feuille1.D6 Feuille1.J1:Feuille1.J1 Feuille1.J2:Feuille1.J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ourIA/closest.py (moves)</text:p>
          </table:table-cell>
          <table:table-cell office:value-type="string" calcext:value-type="string">
            <text:p>ourIA/closest.py (missed)</text:p>
          </table:table-cell>
          <table:table-cell office:value-type="string" calcext:value-type="string">
            <text:p>ourIA/closest.py (time)</text:p>
          </table:table-cell>
          <table:table-cell office:value-type="string" calcext:value-type="string">
            <text:p>ourIA/improved_closest.py (moves)</text:p>
          </table:table-cell>
          <table:table-cell office:value-type="string" calcext:value-type="string">
            <text:p>ourIA/improved_closest.py (missed)</text:p>
          </table:table-cell>
          <table:table-cell office:value-type="string" calcext:value-type="string">
            <text:p>ourIA/improved_closest.py (time)</text:p>
          </table:table-cell>
          <table:table-cell office:value-type="string" calcext:value-type="string">
            <text:p>ourIA/improved_closest_v2.py (moves)</text:p>
          </table:table-cell>
          <table:table-cell office:value-type="string" calcext:value-type="string">
            <text:p>ourIA/improved_closest_v2.py (missed)</text:p>
          </table:table-cell>
          <table:table-cell office:value-type="string" calcext:value-type="string">
            <text:p>ourIA/improved_closest_v2.py (time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33024168015" calcext:value-type="float">
            <text:p>0,043302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9156665802" calcext:value-type="float">
            <text:p>0,049156665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85432624817" calcext:value-type="float">
            <text:p>0,0485432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87607479095" calcext:value-type="float">
            <text:p>0,048760747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84018802643" calcext:value-type="float">
            <text:p>0,0484018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515593290329" calcext:value-type="float">
            <text:p>0,05155932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504381895065" calcext:value-type="float">
            <text:p>0,050438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489319801331" calcext:value-type="float">
            <text:p>0,0489319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495935201645" calcext:value-type="float">
            <text:p>0,0495935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4663875103" calcext:value-type="float">
            <text:p>0,046638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20:53:10.623380137</dc:date>
    <dc:creator>Loic CARR</dc:creator>
    <meta:document-statistic meta:table-count="1" meta:cell-count="6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legend chart:legend-position="end" svg:x="10.591cm" svg:y="3.755cm" style:legend-expansion="high" chart:style-name="ch2"/>
        <chart:plot-area chart:style-name="ch3" table:cell-range-address="Feuille1.A1:Feuille1.B7 Feuille1.H1:Feuille1.H7" chart:data-source-has-labels="both" svg:x="0.32cm" svg:y="0.18cm" svg:width="9.951cm" svg:height="8.645cm">
          <chartooo:coordinate-region svg:x="0.941cm" svg:y="0.379cm" svg:width="9.33cm" svg:height="7.799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bar">
            <chart:data-point chart:repeated="6"/>
          </chart:series>
          <chart:series chart:style-name="ch8" chart:values-cell-range-address="Feuille1.H2:Feuille1.H7" chart:label-cell-address="Feuille1.H1:Feuille1.H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rIA/closest.py (moves)</text:p>
                <draw:g>
                  <svg:desc>Feuille1.B1:Feuille1.B1</svg:desc>
                </draw:g>
              </table:table-cell>
              <table:table-cell office:value-type="string">
                <text:p>ourIA/improved_closest_v2.py (moves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</text:p>
                <draw:g>
                  <svg:desc>Feuille1.A2:Feuille1.A7</svg:desc>
                </draw:g>
              </table:table-cell>
              <table:table-cell office:value-type="float" office:value="16">
                <text:p>16</text:p>
                <draw:g>
                  <svg:desc>Feuille1.B2:Feuille1.B7</svg:desc>
                </draw:g>
              </table:table-cell>
              <table:table-cell office:value-type="float" office:value="16">
                <text:p>16</text:p>
                <draw:g>
                  <svg:desc>Feuille1.H2:Feuille1.H7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0.592cm" svg:y="3.756cm" style:legend-expansion="high" chart:style-name="ch2"/>
        <chart:plot-area chart:style-name="ch3" table:cell-range-address="Feuille1.A1:Feuille1.A6 Feuille1.D1:Feuille1.D6 Feuille1.J1:Feuille1.J6" chart:data-source-has-labels="both" svg:x="0.32cm" svg:y="0.18cm" svg:width="9.952cm" svg:height="8.646cm">
          <chartooo:coordinate-region svg:x="1.418cm" svg:y="0.379cm" svg:width="8.854cm" svg:height="7.8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6" chart:label-cell-address="Feuille1.D1:Feuille1.D1" chart:class="chart:bar">
            <chart:data-point chart:repeated="5"/>
          </chart:series>
          <chart:series chart:style-name="ch8" chart:values-cell-range-address="Feuille1.J2:Feuille1.J6" chart:label-cell-address="Feuille1.J1:Feuille1.J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rIA/closest.py (time)</text:p>
                <draw:g>
                  <svg:desc>Feuille1.D1:Feuille1.D1</svg:desc>
                </draw:g>
              </table:table-cell>
              <table:table-cell office:value-type="string">
                <text:p>ourIA/improved_closest_v2.py (time)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</text:p>
                <draw:g>
                  <svg:desc>Feuille1.A2:Feuille1.A6</svg:desc>
                </draw:g>
              </table:table-cell>
              <table:table-cell office:value-type="float" office:value="0.0433024168015">
                <text:p>0.0433024168015</text:p>
                <draw:g>
                  <svg:desc>Feuille1.D2:Feuille1.D6</svg:desc>
                </draw:g>
              </table:table-cell>
              <table:table-cell office:value-type="float" office:value="0.049156665802">
                <text:p>0.049156665802</text:p>
                <draw:g>
                  <svg:desc>Feuille1.J2:Feuille1.J6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485432624817">
                <text:p>0.0485432624817</text:p>
              </table:table-cell>
              <table:table-cell office:value-type="float" office:value="0.0487607479095">
                <text:p>0.04876074790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484018802643">
                <text:p>0.0484018802643</text:p>
              </table:table-cell>
              <table:table-cell office:value-type="float" office:value="0.0515593290329">
                <text:p>0.051559329032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504381895065">
                <text:p>0.0504381895065</text:p>
              </table:table-cell>
              <table:table-cell office:value-type="float" office:value="0.0489319801331">
                <text:p>0.048931980133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95935201645">
                <text:p>0.0495935201645</text:p>
              </table:table-cell>
              <table:table-cell office:value-type="float" office:value="0.04663875103">
                <text:p>0.04663875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